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Text_20_body">
      <style:paragraph-properties fo:margin-top="0cm" fo:margin-bottom="0cm"/>
    </style:style>
    <style:style style:name="P3" style:family="paragraph" style:parent-style-name="Text_20_body">
      <style:paragraph-properties fo:margin-top="0cm" fo:margin-bottom="0cm" fo:text-align="justify" style:justify-single-word="false"/>
    </style:style>
    <style:style style:name="P4" style:family="paragraph" style:parent-style-name="Standard" style:list-style-name="L1"/>
    <style:style style:name="P5" style:family="paragraph" style:parent-style-name="Standard" style:list-style-name="L2"/>
    <style:style style:name="P6" style:family="paragraph" style:parent-style-name="Standard" style:list-style-name="L3"/>
    <style:style style:name="P7" style:family="paragraph" style:parent-style-name="Standard" style:list-style-name="L4"/>
    <style:style style:name="P8" style:family="paragraph" style:parent-style-name="Standard" style:list-style-name="L5"/>
    <style:style style:name="P9" style:family="paragraph" style:parent-style-name="Standard">
      <style:paragraph-properties fo:text-align="justify" style:justify-single-word="false"/>
    </style:style>
    <style:style style:name="P10" style:family="paragraph" style:parent-style-name="Standard">
      <style:paragraph-properties fo:text-align="justify" style:justify-single-word="false" fo:break-before="page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Nombre.- …...................................................................................................... <text:s text:c="5"/>2º DAW</text:p>
      <text:p text:style-name="Standard"/>
      <text:p text:style-name="Standard"/>
      <text:p text:style-name="Standard">1. En un programa se encuentran definidos (no hay que volver a definirlos) los objetos Viaje y Reparacion con las siguientes propiedades y métodos:</text:p>
      <text:p text:style-name="Standard"/>
      <text:p text:style-name="Standard"><text:tab/>Propiedades de Viaje:</text:p>
      <text:p text:style-name="Standard"/>
      <text:list xml:id="list8976641911" text:style-name="L1">
        <text:list-item>
          <text:p text:style-name="P4">desde</text:p>
        </text:list-item>
        <text:list-item>
          <text:p text:style-name="P4">hasta</text:p>
        </text:list-item>
        <text:list-item>
          <text:p text:style-name="P4">kilometros</text:p>
        </text:list-item>
        <text:list-item>
          <text:p text:style-name="P4">litros</text:p>
        </text:list-item>
        <text:list-item>
          <text:p text:style-name="P4">importe</text:p>
        </text:list-item>
      </text:list>
      <text:p text:style-name="Standard"/>
      <text:p text:style-name="Standard"><text:tab/>Métodos de Viaje:</text:p>
      <text:p text:style-name="Standard"/>
      <text:list xml:id="list486302566" text:style-name="L2">
        <text:list-item>
          <text:p text:style-name="P5">mostrarDatos()</text:p>
        </text:list-item>
      </text:list>
      <text:p text:style-name="Standard"/>
      <text:p text:style-name="Standard"><text:tab/>Propiedades de Reparacion:</text:p>
      <text:p text:style-name="Standard"/>
      <text:list xml:id="list893502713" text:style-name="L3">
        <text:list-item>
          <text:p text:style-name="P6">fecha</text:p>
        </text:list-item>
        <text:list-item>
          <text:p text:style-name="P6">descripcion</text:p>
        </text:list-item>
        <text:list-item>
          <text:p text:style-name="P6">importe</text:p>
          <text:p text:style-name="P6"/>
        </text:list-item>
      </text:list>
      <text:p text:style-name="Standard"><text:tab/>Métodos de Reparacion:</text:p>
      <text:p text:style-name="Standard"/>
      <text:list xml:id="list167750531" text:style-name="L4">
        <text:list-item>
          <text:p text:style-name="P7">mostrarDatos()</text:p>
          <text:p text:style-name="P7"/>
        </text:list-item>
      </text:list>
      <text:p text:style-name="Standard"><text:tab/>Se pide definir el objeto Vehiculo que esté formado por:</text:p>
      <text:p text:style-name="Standard"/>
      <text:list xml:id="list2119693686" text:style-name="L5">
        <text:list-item>
          <text:p text:style-name="P8">Una propiedad marca_modelo.</text:p>
        </text:list-item>
        <text:list-item>
          <text:p text:style-name="P8">Una propiedad matricula.</text:p>
        </text:list-item>
        <text:list-item>
          <text:p text:style-name="P8">Una propiedad precio.</text:p>
        </text:list-item>
        <text:list-item>
          <text:p text:style-name="P8">Una tabla de objetos Viaje.</text:p>
        </text:list-item>
        <text:list-item>
          <text:p text:style-name="P8">Una tabla de objetos Reparacion.</text:p>
        </text:list-item>
        <text:list-item>
          <text:p text:style-name="P8">Un método mostrarDatos() que muestre la marca_modelo y los datos de los Viajes y Reparaciones haciendo uso de los métodos de éstos.</text:p>
        </text:list-item>
        <text:list-item>
          <text:p text:style-name="P8">Un método gastosVehiculo() que devuelve el total de los importes del vehículo, más el total de los viajes, más el total de las reparaciones.</text:p>
        </text:list-item>
      </text:list>
      <text:p text:style-name="Standard"/>
      <text:p text:style-name="P1"><text:tab/>Y permita crear un objeto de tipo Vehiculo con la tabla de viajes y reparaciones y muestre los datos con el método mostrarDatos() de Vehiculo y los gastos del vehículo con el método correspondiente.</text:p>
      <text:p text:style-name="P1"/>
      <text:p text:style-name="P1"><text:tab/>Usando un for mostrar todas las propiedades del objeto.</text:p>
      <text:p text:style-name="P10"/>
      <text:p text:style-name="P1">2. Hacer un programa que permita introducir por cada alumno del aula su nombre, los nombres de las asignaturas que cursa y la nota de cada una de ellas. Una vez introducidos los datos mostrará una lista de todos los alumnos aprobados (todas las notas igual o mayor de 5) y su nota media, ordenados descendentemente por nota media.</text:p>
      <text:p text:style-name="P1"/>
      <text:p text:style-name="P1"/>
      <text:p text:style-name="P1"/>
      <text:p text:style-name="P1">3. Hacer una página que abra otra de 300 px de ancho y 200 px de alta en una posición aleatoria entre 0 y 1000 (ancho) y 0 y 500 (alto) y que realice un movimiento oscilatorio horizontal hasta 10 puntos a derecha e izquierda de su posición original. El movimiento se realizará punto a punto con un intervalo de 50 milisegundos.</text:p>
      <text:p text:style-name="P1"/>
      <text:p text:style-name="P10">Nombre.- ….........................................................................................................................................</text:p>
      <text:p text:style-name="P1"/>
      <text:p text:style-name="P1"/>
      <text:p text:style-name="P1"/>
      <text:p text:style-name="P1"/>
      <text:p text:style-name="P1">1. Hacer una página que muestre las imágenes contenidas en los ficheros uno.jpg, dos.jpg, tres.jpg y cuatro.jpg de forma que cada una sustituya a la anterior con una periodicidad de 2 segundos. La página contendrá un botón que permitirá finalizar el proceso. En cada momento la imagen siguiente a mostrar será elegida de forma aleatoria.</text:p>
      <text:p text:style-name="P1"/>
      <text:p text:style-name="P1"/>
      <text:p text:style-name="P1">2. Crear una página que contenga un formulario con cuatro cuadros de verificación (checkbox) y un botón “Guardar datos” que permitirá guardar en una cookie el estado de los cuadros, que será leído y establecido al cargar la página. La forma el formulario puede ser:</text:p>
      <text:p text:style-name="P2"/>
      <text:p text:style-name="P2">&lt;form name="miFormulario" method="post" action="otraPage.html"&gt;</text:p>
      <text:p text:style-name="P2">&lt;input type="checkbox" name="regalos" value="1" id="balon" &gt;Balón&lt;br /&gt;</text:p>
      <text:p text:style-name="P2">&lt;input type="checkbox" name="regalos" value="2" id="pelota" &gt;Pelota&lt;br /&gt;</text:p>
      <text:p text:style-name="P2">&lt;input type="checkbox" name="regalos" value="3" id="bici" &gt;Bicicleta&lt;br /&gt;</text:p>
      <text:p text:style-name="P2">&lt;input type="checkbox" name="regalos" value="4" id="raqueta" &gt; Raqueta &lt;br /&gt;</text:p>
      <text:p text:style-name="P2">&lt;input type="button" value="Guardar datos" . . .</text:p>
      <text:p text:style-name="P1"/>
      <text:p text:style-name="P1"/>
      <text:p text:style-name="P3">3. Mediante el modelo DOM hacer una página que cree una tabla cuyo número de filas, columnas y contenido sea solicitado por pantalla/teclado. Cada elemento td debe tener algún atributo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ntiago </meta:initial-creator>
    <meta:creation-date>2013-02-18T10:18:25</meta:creation-date>
    <dc:date>2013-06-12T09:37:39</dc:date>
    <dc:creator>santiago </dc:creator>
    <meta:editing-duration>PT3H12M51S</meta:editing-duration>
    <meta:editing-cycles>14</meta:editing-cycles>
    <meta:generator>LibreOffice/3.5$Linux_X86_64 LibreOffice_project/350m1$Build-2</meta:generator>
    <meta:printed-by>santiago </meta:printed-by>
    <meta:print-date>2013-06-12T09:36:05</meta:print-date>
    <meta:document-statistic meta:table-count="0" meta:image-count="0" meta:object-count="0" meta:page-count="3" meta:paragraph-count="38" meta:word-count="479" meta:character-count="3173" meta:non-whitespace-character-count="2737"/>
  </office:meta>
</office:document-meta>
</file>